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5" style:family="table-cell" style:parent-style-name="Default" style:data-style-name="N36">
      <style:table-cell-properties fo:border-top="thin solid #000000" fo:border-bottom="thin solid #000000" fo:border-left="2pt solid #000000" fo:border-right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8" style:family="table-cell" style:parent-style-name="Default" style:data-style-name="N36">
      <style:table-cell-properties fo:border-top="thin solid #000000" fo:border-bottom="2pt solid #000000" fo:border-left="2pt solid #000000" fo:border-right="thin solid #000000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10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o1" style:family="table-column">
      <style:table-column-properties fo:break-before="auto" style:column-width="1.9685cm" style:use-optimal-column-width="true"/>
    </style:style>
    <style:style style:name="co2" style:family="table-column">
      <style:table-column-properties fo:break-before="auto" style:column-width="2.89983333333333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Dates</text:p>
          </table:table-cell>
          <table:table-cell office:value-type="string" table:style-name="ce3">
            <text:p>Ideal BurnDown</text:p>
          </table:table-cell>
          <table:table-cell office:value-type="string" table:style-name="ce4">
            <text:p>Actual BurnDown</text:p>
          </table:table-cell>
          <table:table-cell/>
          <table:table-cell table:style-name="ce1">
            <draw:frame draw:z-index="1" draw:id="id0" draw:style-name="a0" draw:name="Diagram 1" svg:x="0in" svg:y="0.00417in" svg:width="8.20833in" svg:height="5.2886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5-04-09T00:00:00" table:style-name="ce5">
            <text:p>09-04-2025</text:p>
          </table:table-cell>
          <table:table-cell office:value-type="float" office:value="405" table:style-name="ce6">
            <text:p>405</text:p>
          </table:table-cell>
          <table:table-cell office:value-type="float" office:value="405" table:style-name="ce7">
            <text:p>40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0T00:00:00" table:style-name="ce5">
            <text:p>10-04-2025</text:p>
          </table:table-cell>
          <table:table-cell office:value-type="float" office:value="396.38297872340428" table:formula="of:=[.C3]-(405/47)" table:style-name="ce6">
            <text:p>396,3829787</text:p>
          </table:table-cell>
          <table:table-cell office:value-type="float" office:value="392" table:formula="of:=[.D3]-13" table:style-name="ce7">
            <text:p>392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1T00:00:00" table:style-name="ce5">
            <text:p>11-04-2025</text:p>
          </table:table-cell>
          <table:table-cell office:value-type="float" office:value="387.76595744680856" table:formula="of:=[.C4]-(405/47)" table:style-name="ce6">
            <text:p>387,7659574</text:p>
          </table:table-cell>
          <table:table-cell office:value-type="float" office:value="389" table:formula="of:=[.D4]-3" table:style-name="ce7">
            <text:p>38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2T00:00:00" table:style-name="ce5">
            <text:p>12-04-2025</text:p>
          </table:table-cell>
          <table:table-cell office:value-type="float" office:value="379.14893617021283" table:formula="of:=[.C5]-(405/47)" table:style-name="ce6">
            <text:p>379,1489362</text:p>
          </table:table-cell>
          <table:table-cell office:value-type="float" office:value="355" table:formula="of:=[.D5]-34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3T00:00:00" table:style-name="ce5">
            <text:p>13-04-2025</text:p>
          </table:table-cell>
          <table:table-cell office:value-type="float" office:value="370.53191489361711" table:formula="of:=[.C6]-(405/47)" table:style-name="ce6">
            <text:p>370,5319149</text:p>
          </table:table-cell>
          <table:table-cell office:value-type="float" office:value="355" table:formula="of:=[.D6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4T00:00:00" table:style-name="ce5">
            <text:p>14-04-2025</text:p>
          </table:table-cell>
          <table:table-cell office:value-type="float" office:value="361.91489361702139" table:formula="of:=[.C7]-(405/47)" table:style-name="ce6">
            <text:p>361,9148936</text:p>
          </table:table-cell>
          <table:table-cell office:value-type="float" office:value="355" table:formula="of:=[.D7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5T00:00:00" table:style-name="ce5">
            <text:p>15-04-2025</text:p>
          </table:table-cell>
          <table:table-cell office:value-type="float" office:value="353.29787234042567" table:formula="of:=[.C8]-(405/47)" table:style-name="ce6">
            <text:p>353,2978723</text:p>
          </table:table-cell>
          <table:table-cell office:value-type="float" office:value="355" table:formula="of:=[.D8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6T00:00:00" table:style-name="ce5">
            <text:p>16-04-2025</text:p>
          </table:table-cell>
          <table:table-cell office:value-type="float" office:value="344.68085106382995" table:formula="of:=[.C9]-(405/47)" table:style-name="ce6">
            <text:p>344,6808511</text:p>
          </table:table-cell>
          <table:table-cell office:value-type="float" office:value="355" table:formula="of:=[.D9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7T00:00:00" table:style-name="ce5">
            <text:p>17-04-2025</text:p>
          </table:table-cell>
          <table:table-cell office:value-type="float" office:value="336.06382978723423" table:formula="of:=[.C10]-(405/47)" table:style-name="ce6">
            <text:p>336,0638298</text:p>
          </table:table-cell>
          <table:table-cell office:value-type="float" office:value="355" table:formula="of:=[.D10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8T00:00:00" table:style-name="ce5">
            <text:p>18-04-2025</text:p>
          </table:table-cell>
          <table:table-cell office:value-type="float" office:value="327.4468085106385" table:formula="of:=[.C11]-(405/47)" table:style-name="ce6">
            <text:p>327,4468085</text:p>
          </table:table-cell>
          <table:table-cell office:value-type="float" office:value="355" table:formula="of:=[.D11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9T00:00:00" table:style-name="ce5">
            <text:p>19-04-2025</text:p>
          </table:table-cell>
          <table:table-cell office:value-type="float" office:value="318.82978723404278" table:formula="of:=[.C12]-(405/47)" table:style-name="ce6">
            <text:p>318,8297872</text:p>
          </table:table-cell>
          <table:table-cell office:value-type="float" office:value="355" table:formula="of:=[.D12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0T00:00:00" table:style-name="ce5">
            <text:p>20-04-2025</text:p>
          </table:table-cell>
          <table:table-cell office:value-type="float" office:value="310.21276595744706" table:formula="of:=[.C13]-(405/47)" table:style-name="ce6">
            <text:p>310,212766</text:p>
          </table:table-cell>
          <table:table-cell office:value-type="float" office:value="355" table:formula="of:=[.D13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1T00:00:00" table:style-name="ce5">
            <text:p>21-04-2025</text:p>
          </table:table-cell>
          <table:table-cell office:value-type="float" office:value="301.59574468085134" table:formula="of:=[.C14]-(405/47)" table:style-name="ce6">
            <text:p>301,5957447</text:p>
          </table:table-cell>
          <table:table-cell office:value-type="float" office:value="355" table:formula="of:=[.D14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2T00:00:00" table:style-name="ce5">
            <text:p>22-04-2025</text:p>
          </table:table-cell>
          <table:table-cell office:value-type="float" office:value="292.97872340425562" table:formula="of:=[.C15]-(405/47)" table:style-name="ce6">
            <text:p>292,9787234</text:p>
          </table:table-cell>
          <table:table-cell office:value-type="float" office:value="355" table:formula="of:=[.D15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3T00:00:00" table:style-name="ce5">
            <text:p>23-04-2025</text:p>
          </table:table-cell>
          <table:table-cell office:value-type="float" office:value="284.3617021276599" table:formula="of:=[.C16]-(405/47)" table:style-name="ce6">
            <text:p>284,3617021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24T00:00:00" table:style-name="ce5">
            <text:p>24-04-2025</text:p>
          </table:table-cell>
          <table:table-cell office:value-type="float" office:value="275.74468085106417" table:formula="of:=[.C17]-(405/47)" table:style-name="ce6">
            <text:p>275,7446809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25T00:00:00" table:style-name="ce5">
            <text:p>25-04-2025</text:p>
          </table:table-cell>
          <table:table-cell office:value-type="float" office:value="267.12765957446845" table:formula="of:=[.C18]-(405/47)" table:style-name="ce6">
            <text:p>267,1276596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26T00:00:00" table:style-name="ce5">
            <text:p>26-04-2025</text:p>
          </table:table-cell>
          <table:table-cell office:value-type="float" office:value="258.51063829787273" table:formula="of:=[.C19]-(405/47)" table:style-name="ce6">
            <text:p>258,5106383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27T00:00:00" table:style-name="ce5">
            <text:p>27-04-2025</text:p>
          </table:table-cell>
          <table:table-cell office:value-type="float" office:value="249.89361702127698" table:formula="of:=[.C20]-(405/47)" table:style-name="ce6">
            <text:p>249,89361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28T00:00:00" table:style-name="ce5">
            <text:p>28-04-2025</text:p>
          </table:table-cell>
          <table:table-cell office:value-type="float" office:value="241.27659574468123" table:formula="of:=[.C21]-(405/47)" table:style-name="ce6">
            <text:p>241,276595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29T00:00:00" table:style-name="ce5">
            <text:p>29-04-2025</text:p>
          </table:table-cell>
          <table:table-cell office:value-type="float" office:value="232.65957446808548" table:formula="of:=[.C22]-(405/47)" table:style-name="ce6">
            <text:p>232,6595745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30T00:00:00" table:style-name="ce5">
            <text:p>30-04-2025</text:p>
          </table:table-cell>
          <table:table-cell office:value-type="float" office:value="224.04255319148973" table:formula="of:=[.C23]-(405/47)" table:style-name="ce6">
            <text:p>224,0425532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1T00:00:00" table:style-name="ce5">
            <text:p>01-05-2025</text:p>
          </table:table-cell>
          <table:table-cell office:value-type="float" office:value="215.42553191489398" table:formula="of:=[.C24]-(405/47)" table:style-name="ce6">
            <text:p>215,4255319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2T00:00:00" table:style-name="ce5">
            <text:p>02-05-2025</text:p>
          </table:table-cell>
          <table:table-cell office:value-type="float" office:value="206.80851063829823" table:formula="of:=[.C25]-(405/47)" table:style-name="ce6">
            <text:p>206,8085106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3T00:00:00" table:style-name="ce5">
            <text:p>03-05-2025</text:p>
          </table:table-cell>
          <table:table-cell office:value-type="float" office:value="198.19148936170248" table:formula="of:=[.C26]-(405/47)" table:style-name="ce6">
            <text:p>198,1914894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4T00:00:00" table:style-name="ce5">
            <text:p>04-05-2025</text:p>
          </table:table-cell>
          <table:table-cell office:value-type="float" office:value="189.57446808510673" table:formula="of:=[.C27]-(405/47)" table:style-name="ce6">
            <text:p>189,5744681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5T00:00:00" table:style-name="ce5">
            <text:p>05-05-2025</text:p>
          </table:table-cell>
          <table:table-cell office:value-type="float" office:value="180.95744680851098" table:formula="of:=[.C28]-(405/47)" table:style-name="ce6">
            <text:p>180,9574468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6T00:00:00" table:style-name="ce5">
            <text:p>06-05-2025</text:p>
          </table:table-cell>
          <table:table-cell office:value-type="float" office:value="172.34042553191523" table:formula="of:=[.C29]-(405/47)" table:style-name="ce6">
            <text:p>172,3404255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7T00:00:00" table:style-name="ce5">
            <text:p>07-05-2025</text:p>
          </table:table-cell>
          <table:table-cell office:value-type="float" office:value="163.72340425531948" table:formula="of:=[.C30]-(405/47)" table:style-name="ce6">
            <text:p>163,7234043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8T00:00:00" table:style-name="ce5">
            <text:p>08-05-2025</text:p>
          </table:table-cell>
          <table:table-cell office:value-type="float" office:value="155.10638297872373" table:formula="of:=[.C31]-(405/47)" table:style-name="ce6">
            <text:p>155,106383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9T00:00:00" table:style-name="ce5">
            <text:p>09-05-2025</text:p>
          </table:table-cell>
          <table:table-cell office:value-type="float" office:value="146.48936170212798" table:formula="of:=[.C32]-(405/47)" table:style-name="ce6">
            <text:p>146,489361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0T00:00:00" table:style-name="ce5">
            <text:p>10-05-2025</text:p>
          </table:table-cell>
          <table:table-cell office:value-type="float" office:value="137.87234042553223" table:formula="of:=[.C33]-(405/47)" table:style-name="ce6">
            <text:p>137,8723404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1T00:00:00" table:style-name="ce5">
            <text:p>11-05-2025</text:p>
          </table:table-cell>
          <table:table-cell office:value-type="float" office:value="129.25531914893648" table:formula="of:=[.C34]-(405/47)" table:style-name="ce6">
            <text:p>129,2553191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2T00:00:00" table:style-name="ce5">
            <text:p>12-05-2025</text:p>
          </table:table-cell>
          <table:table-cell office:value-type="float" office:value="120.63829787234073" table:formula="of:=[.C35]-(405/47)" table:style-name="ce6">
            <text:p>120,6382979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3T00:00:00" table:style-name="ce5">
            <text:p>13-05-2025</text:p>
          </table:table-cell>
          <table:table-cell office:value-type="float" office:value="112.02127659574498" table:formula="of:=[.C36]-(405/47)" table:style-name="ce6">
            <text:p>112,0212766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4T00:00:00" table:style-name="ce5">
            <text:p>14-05-2025</text:p>
          </table:table-cell>
          <table:table-cell office:value-type="float" office:value="103.40425531914923" table:formula="of:=[.C37]-(405/47)" table:style-name="ce6">
            <text:p>103,4042553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5T00:00:00" table:style-name="ce5">
            <text:p>15-05-2025</text:p>
          </table:table-cell>
          <table:table-cell office:value-type="float" office:value="94.787234042553479" table:formula="of:=[.C38]-(405/47)" table:style-name="ce6">
            <text:p>94,78723404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6T00:00:00" table:style-name="ce5">
            <text:p>16-05-2025</text:p>
          </table:table-cell>
          <table:table-cell office:value-type="float" office:value="86.170212765957729" table:formula="of:=[.C39]-(405/47)" table:style-name="ce6">
            <text:p>86,1702127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7T00:00:00" table:style-name="ce5">
            <text:p>17-05-2025</text:p>
          </table:table-cell>
          <table:table-cell office:value-type="float" office:value="77.553191489361978" table:formula="of:=[.C40]-(405/47)" table:style-name="ce6">
            <text:p>77,55319149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8T00:00:00" table:style-name="ce5">
            <text:p>18-05-2025</text:p>
          </table:table-cell>
          <table:table-cell office:value-type="float" office:value="68.936170212766228" table:formula="of:=[.C41]-(405/47)" table:style-name="ce6">
            <text:p>68,93617021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9T00:00:00" table:style-name="ce5">
            <text:p>19-05-2025</text:p>
          </table:table-cell>
          <table:table-cell office:value-type="float" office:value="60.319148936170485" table:formula="of:=[.C42]-(405/47)" table:style-name="ce6">
            <text:p>60,31914894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0T00:00:00" table:style-name="ce5">
            <text:p>20-05-2025</text:p>
          </table:table-cell>
          <table:table-cell office:value-type="float" office:value="51.702127659574742" table:formula="of:=[.C43]-(405/47)" table:style-name="ce6">
            <text:p>51,70212766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1T00:00:00" table:style-name="ce5">
            <text:p>21-05-2025</text:p>
          </table:table-cell>
          <table:table-cell office:value-type="float" office:value="43.085106382978999" table:formula="of:=[.C44]-(405/47)" table:style-name="ce6">
            <text:p>43,08510638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2T00:00:00" table:style-name="ce5">
            <text:p>22-05-2025</text:p>
          </table:table-cell>
          <table:table-cell office:value-type="float" office:value="34.468085106383256" table:formula="of:=[.C45]-(405/47)" table:style-name="ce6">
            <text:p>34,46808511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3T00:00:00" table:style-name="ce5">
            <text:p>23-05-2025</text:p>
          </table:table-cell>
          <table:table-cell office:value-type="float" office:value="25.851063829787513" table:formula="of:=[.C46]-(405/47)" table:style-name="ce6">
            <text:p>25,85106383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4T00:00:00" table:style-name="ce5">
            <text:p>24-05-2025</text:p>
          </table:table-cell>
          <table:table-cell office:value-type="float" office:value="17.23404255319177" table:formula="of:=[.C47]-(405/47)" table:style-name="ce6">
            <text:p>17,23404255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5T00:00:00" table:style-name="ce5">
            <text:p>25-05-2025</text:p>
          </table:table-cell>
          <table:table-cell office:value-type="float" office:value="8.6170212765960255" table:formula="of:=[.C48]-(405/47)" table:style-name="ce6">
            <text:p>8,61702127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6T00:00:00" table:style-name="ce8">
            <text:p>26-05-2025</text:p>
          </table:table-cell>
          <table:table-cell office:value-type="float" office:value="0" table:style-name="ce9">
            <text:p>0</text:p>
          </table:table-cell>
          <table:table-cell table:style-name="ce10"/>
          <table:table-cell table:number-columns-repeated="16380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Nikolaj Bræmer Christensen (354322)</meta:initial-creator>
    <dc:creator>Nikolaj Bræmer Christensen (354322)</dc:creator>
    <meta:creation-date>2025-04-09T07:37:02Z</meta:creation-date>
    <dc:date>2025-04-23T07:00:0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6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819in" svg:stroke-color="#156082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819in" svg:stroke-color="#e97132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156082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e2841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da" fo:country="DK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80.7856692913386pt" svg:width="590.99968503937pt" chart:style-name="Crt0">
        <chart:title chart:style-name="CT00">
          <text:p text:style-name="a0" text:class-names="" text:cond-style-name="">BurnDown Chart<text:line-break/>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toryPoint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ge</text:p>
            </chart:title>
            <chart:categories table:cell-range-address="Ark1.$B$3:.$B$50"/>
          </chart:axis>
          <chart:series chart:label-cell-address="Ark1.$C$2" chart:values-cell-range-address="Ark1.$C$3:.$C$50" chart:class="chart:line" chart:attached-axis="primary-y" chart:style-name="G0S0">
            <chart:data-point chart:repeated="48"/>
          </chart:series>
          <chart:series chart:label-cell-address="Ark1.$D$2" chart:values-cell-range-address="Ark1.$D$3:.$D$50" chart:class="chart:line" chart:attached-axis="primary-y" chart:style-name="G0S1">
            <chart:data-point chart:repeated="4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